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ee2" draw:textarea-horizontal-align="left" draw:textarea-vertical-align="top" draw:auto-grow-height="false"/>
    </style:style>
    <style:style style:name="gr7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.051cm" draw:marker-start="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1cm" draw:marker-start="Arrow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e5ffe5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18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gr21" style:family="graphic" style:parent-style-name="standard">
      <style:graphic-properties draw:fill="solid" draw:fill-color="#ffffcc" draw:textarea-horizontal-align="center" draw:textarea-vertical-align="top" draw:auto-grow-height="false" fo:min-height="0cm" fo:min-width="0cm"/>
    </style:style>
    <style:style style:name="gr22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23" style:family="graphic" style:parent-style-name="standard">
      <style:graphic-properties draw:stroke="dash" draw:stroke-dash="Ultrafine_20_Dashed" draw:fill="none" draw:fill-color="#ff9966" draw:textarea-horizontal-align="justify" draw:textarea-vertical-align="top" draw:auto-grow-height="false"/>
    </style:style>
    <style:style style:name="gr24" style:family="graphic" style:parent-style-name="objectwithoutfill">
      <style:graphic-properties svg:stroke-width="0.15cm" draw:marker-start-width="0.425cm" draw:marker-end="Arrow" draw:marker-end-width="0.525cm" draw:fill="none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7" style:family="graphic" style:parent-style-name="standard">
      <style:graphic-properties svg:stroke-color="#808080" draw:fill="solid" draw:fill-color="#ffff66" draw:opacity="20%" draw:textarea-horizontal-align="justify" draw:textarea-vertical-align="top" draw:auto-grow-height="false" draw:shadow-opacity="20%"/>
    </style:style>
    <style:style style:name="gr28" style:family="graphic" style:parent-style-name="objectwithoutfill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ff950e" draw:textarea-horizontal-align="center" draw:textarea-vertical-align="top" draw:auto-grow-height="false"/>
    </style:style>
    <style:style style:name="gr30" style:family="graphic" style:parent-style-name="standard">
      <style:graphic-properties draw:stroke="none" draw:fill="none" fo:min-height="3.121cm"/>
    </style:style>
    <style:style style:name="gr31" style:family="graphic" style:parent-style-name="standard">
      <style:graphic-properties draw:stroke="none" draw:fill="none" fo:min-height="1.95cm"/>
    </style:style>
    <style:style style:name="gr32" style:family="graphic" style:parent-style-name="standard">
      <style:graphic-properties draw:stroke="none" draw:fill="none" fo:min-height="0.35cm"/>
    </style:style>
    <style:style style:name="gr33" style:family="graphic" style:parent-style-name="objectwithoutfill">
      <style:graphic-properties draw:stroke="dash" draw:stroke-dash="Ultrafine_20_Dashed" draw:marker-start="" draw:marker-end="Arrow" draw:marker-end-width="0.15cm" draw:fill="none" draw:textarea-horizontal-align="center" draw:textarea-vertical-align="middle"/>
    </style:style>
    <style:style style:name="gr34" style:family="graphic" style:parent-style-name="objectwithoutfill">
      <style:graphic-properties svg:stroke-width="0.05cm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Ultrafine_20_Dashed" svg:stroke-width="0.05cm" svg:stroke-color="#008000" draw:marker-start="Arrow" draw:marker-start-width="0.2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4c4c4c" fo:font-size="10.5pt" style:font-size-asian="10.5pt" style:font-size-complex="10.5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color="#808080" fo:font-size="12pt" style:font-size-asian="12pt" style:font-size-complex="12pt"/>
    </style:style>
    <style:style style:name="P13" style:family="paragraph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4" style:family="paragraph">
      <style:text-properties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10pt"/>
    </style:style>
    <style:style style:name="P18" style:family="paragraph">
      <style:paragraph-properties fo:text-align="center"/>
      <style:text-properties fo:color="#808080" fo:font-size="14pt"/>
    </style:style>
    <style:style style:name="P19" style:family="paragraph">
      <style:paragraph-properties fo:text-align="center"/>
      <style:text-properties fo:color="#808080" fo:font-size="14pt" style:font-size-asian="14pt" style:font-size-complex="14pt"/>
    </style:style>
    <style:style style:name="P20" style:family="paragraph">
      <style:text-properties fo:color="#008000"/>
    </style:style>
    <style:style style:name="P21" style:family="paragraph">
      <style:text-properties fo:color="#008000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4c4c4c" fo:font-size="10.5pt" style:font-size-asian="10.5pt" style:font-size-complex="10.5pt"/>
    </style:style>
    <style:style style:name="T5" style:family="text">
      <style:text-properties fo:color="#4c4c4c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808080" fo:font-size="12pt" style:font-size-asian="12pt" style:font-size-complex="12pt"/>
    </style:style>
    <style:style style:name="T14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16" style:family="text">
      <style:text-properties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808080" fo:font-size="14pt" style:font-size-asian="14pt" style:font-size-complex="14pt"/>
    </style:style>
    <style:style style:name="T18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4cm" svg:height="6.017cm" svg:x="9.86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905cm" svg:height="1.905cm" svg:x="15.605cm" svg:y="2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" draw:id="id3" draw:layer="layout" svg:width="1.905cm" svg:height="1.905cm" svg:x="15.605cm" svg:y="5.4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" draw:id="id1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86cm" svg:y2="4.643cm" draw:start-shape="id1" draw:start-glue-point="4" draw:end-shape="id2" draw:end-glue-point="3" svg:d="m6715 5763c2250 0 678-1120 3145-1120">
          <text:p/>
        </draw:connector>
        <draw:connector draw:style-name="gr4" draw:text-style-name="P1" draw:layer="layout" draw:type="curve" svg:x1="15.605cm" svg:y1="6.398cm" svg:x2="13.7cm" svg:y2="5.444cm" draw:start-shape="id3" draw:start-glue-point="5" draw:end-shape="id2" draw:end-glue-point="4" svg:d="m15605 6398c-1429 0-477-954-1905-954">
          <text:p/>
        </draw:connector>
        <draw:connector draw:style-name="gr5" draw:text-style-name="P1" draw:layer="layout" draw:type="curve" svg:x1="15.605cm" svg:y1="3.223cm" svg:x2="13.7cm" svg:y2="4.176cm" draw:start-shape="id4" draw:start-glue-point="5" draw:end-shape="id2" draw:end-glue-point="5" svg:d="m15605 3223c-1429 0-477 953-1905 953">
          <text:p/>
        </draw:connector>
      </draw:page>
      <draw:page draw:name="page2" draw:style-name="dp1" draw:master-page-name="Default">
        <draw:custom-shape draw:style-name="gr6" draw:text-style-name="P2" xml:id="id6" draw:id="id6" draw:layer="layout" svg:width="5.715cm" svg:height="6.017cm" svg:x="9.25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905cm" svg:height="1.905cm" svg:x="18.145cm" svg:y="2.2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7" draw:id="id7" draw:layer="layout" svg:width="1.905cm" svg:height="1.905cm" svg:x="18.145cm" svg:y="5.44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" draw:id="id5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255cm" svg:y2="4.643cm" draw:start-shape="id5" draw:start-glue-point="4" draw:end-shape="id6" draw:end-glue-point="3" svg:d="m6715 5763c1795 0 526-1120 2540-1120">
          <text:p/>
        </draw:connector>
        <draw:connector draw:style-name="gr4" draw:text-style-name="P1" draw:layer="layout" draw:type="curve" svg:x1="18.145cm" svg:y1="6.398cm" svg:x2="14.969cm" svg:y2="5.444cm" draw:start-shape="id7" draw:start-glue-point="5" draw:end-shape="id6" draw:end-glue-point="4" svg:d="m18145 6398c-2382 0-794-954-3176-954">
          <text:p/>
        </draw:connector>
        <draw:connector draw:style-name="gr5" draw:text-style-name="P1" draw:layer="layout" draw:type="curve" svg:x1="18.145cm" svg:y1="3.223cm" svg:x2="14.969cm" svg:y2="4.176cm" draw:start-shape="id8" draw:start-glue-point="5" draw:end-shape="id6" draw:end-glue-point="5" svg:d="m18145 3223c-2382 0-794 953-3176 953">
          <text:p/>
        </draw:connector>
        <draw:custom-shape draw:style-name="gr7" draw:text-style-name="P3" xml:id="id9" draw:id="id9" draw:layer="layout" svg:width="1.905cm" svg:height="1.27cm" svg:x="10.525cm" svg:y="4.008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9.255cm" svg:y1="4.643cm" svg:x2="10.525cm" svg:y2="4.643cm" draw:start-shape="id6" draw:start-glue-point="3" draw:end-shape="id9" draw:end-glue-point="3" svg:d="m9255 4643h1270">
          <text:p/>
        </draw:connector>
        <draw:connector draw:style-name="gr8" draw:text-style-name="P1" draw:layer="layout" draw:type="curve" draw:line-skew="-1.861cm" svg:x1="12.43cm" svg:y1="4.643cm" svg:x2="14.969cm" svg:y2="5.444cm" draw:start-shape="id9" draw:start-glue-point="1" draw:end-shape="id6" draw:end-glue-point="4" svg:d="m12430 4643c1768 0 499 801 2539 801">
          <text:p/>
        </draw:connector>
        <draw:connector draw:style-name="gr9" draw:text-style-name="P1" draw:layer="layout" draw:type="curve" draw:line-skew="-1.861cm" svg:x1="12.43cm" svg:y1="4.643cm" svg:x2="14.969cm" svg:y2="4.176cm" draw:start-shape="id9" draw:end-shape="id6" draw:end-glue-point="5" svg:d="m12430 4643c1768 0 499-467 2539-467">
          <text:p/>
        </draw:connector>
      </draw:page>
      <draw:page draw:name="page3" draw:style-name="dp1" draw:master-page-name="Default">
        <draw:custom-shape draw:style-name="gr6" draw:text-style-name="P2" draw:layer="layout" svg:width="9.525cm" svg:height="6.35cm" svg:x="6.71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3.81cm" svg:x="16.875cm" svg:y="4.8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5.715cm" svg:height="4.445cm" draw:transform="rotate (-1.5707963267949) translate (6.08cm 3.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4.175cm" svg:y1="6.579cm" svg:x2="7.985cm" svg:y2="6.579cm" draw:start-shape="id10" draw:start-glue-point="1" draw:end-shape="id11" draw:end-glue-point="3" svg:d="m4175 6579h3810">
          <text:p/>
        </draw:connector>
        <draw:connector draw:style-name="gr5" draw:text-style-name="P1" draw:layer="layout" draw:type="curve" svg:x1="18.145cm" svg:y1="6.579cm" svg:x2="14.97cm" svg:y2="6.579cm" draw:start-shape="id12" draw:start-glue-point="3" draw:end-shape="id13" draw:end-glue-point="1" svg:d="m18145 6579h-3175">
          <text:p/>
        </draw:connector>
        <draw:custom-shape draw:style-name="gr11" draw:text-style-name="P3" xml:id="id10" draw:id="id10" draw:layer="layout" svg:width="2.298cm" svg:height="1.27cm" svg:x="1.877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2" draw:id="id12" draw:layer="layout" svg:width="1.905cm" svg:height="1.27cm" svg:x="18.145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1" draw:id="id11" draw:layer="layout" svg:width="2.54cm" svg:height="1.27cm" svg:x="7.985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3" draw:id="id13" draw:layer="layout" svg:width="2.54cm" svg:height="1.27cm" svg:x="12.43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1.905cm" svg:height="2.54cm" svg:x="10.525cm" svg:y="2.27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255cm" svg:y1="5.944cm" svg:x2="10.525cm" svg:y2="3.54cm" draw:start-shape="id11" draw:start-glue-point="0" draw:end-shape="id14" draw:end-glue-point="3" svg:d="m9255 5944c0-1603 423-2404 1270-2404">
          <text:p/>
        </draw:connector>
        <draw:connector draw:style-name="gr5" draw:text-style-name="P1" draw:layer="layout" draw:type="curve" svg:x1="13.7cm" svg:y1="5.944cm" svg:x2="12.43cm" svg:y2="3.54cm" draw:start-shape="id13" draw:start-glue-point="0" draw:end-shape="id14" draw:end-glue-point="1" svg:d="m13700 5944c0-1603-423-2404-1270-2404">
          <text:p/>
        </draw:connector>
      </draw:page>
      <draw:page draw:name="page4" draw:style-name="dp1" draw:master-page-name="Default">
        <draw:custom-shape draw:style-name="gr1" draw:text-style-name="P3" xml:id="id15" draw:id="id15" draw:layer="layout" svg:width="4.475cm" svg:height="1.573cm" svg:x="1cm" svg:y="5.807cm">
          <text:p text:style-name="P1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538cm" svg:height="3.175cm" svg:x="10.162cm" svg:y="4.81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4" xml:id="id17" draw:id="id17" draw:layer="layout" svg:width="2.359cm" svg:height="4.717cm" svg:x="14.441cm" svg:y="4.23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475cm" svg:y1="6.593cm" svg:x2="7.985cm" svg:y2="6.593cm" draw:start-shape="id15" draw:start-glue-point="1" draw:end-shape="id16" draw:end-glue-point="3" svg:d="m5475 6593h2510">
          <text:p/>
        </draw:connector>
        <draw:custom-shape draw:style-name="gr1" draw:text-style-name="P3" xml:id="id21" draw:id="id21" draw:layer="layout" svg:width="3.81cm" svg:height="1.573cm" svg:x="25.13cm" svg:y="5.807cm">
          <text:p text:style-name="P1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538cm" svg:height="3.175cm" svg:x="17.51cm" svg:y="4.81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16.8cm" svg:y1="6.593cm" svg:x2="21.955cm" svg:y2="6.593cm" draw:start-shape="id17" draw:start-glue-point="1" draw:end-shape="id18" draw:end-glue-point="3" svg:d="m16800 6593h5155">
          <text:p/>
        </draw:connector>
        <draw:custom-shape draw:style-name="gr1" draw:text-style-name="P3" xml:id="id20" draw:id="id20" draw:layer="layout" svg:width="3.84cm" svg:height="1.573cm" svg:x="13.7cm" svg:y="1.33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9" draw:id="id19" draw:layer="layout" svg:width="4.475cm" svg:height="1.573cm" svg:x="1cm" svg:y="7.682cm">
          <text:p text:style-name="P1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-0.332cm" svg:x1="5.475cm" svg:y1="8.468cm" svg:x2="7.985cm" svg:y2="6.593cm" draw:start-shape="id19" draw:start-glue-point="1" draw:end-shape="id16" draw:end-glue-point="3" svg:d="m5475 8468h923v-1875h1587">
          <text:p/>
        </draw:connector>
        <draw:connector draw:style-name="gr15" draw:text-style-name="P1" draw:layer="layout" svg:x1="15.62cm" svg:y1="2.905cm" svg:x2="15.62cm" svg:y2="4.235cm" draw:start-shape="id20" draw:start-glue-point="2" draw:end-shape="id17" svg:d="m15620 2905v1330">
          <text:p/>
        </draw:connector>
        <draw:custom-shape draw:style-name="gr14" draw:text-style-name="P3" xml:id="id16" draw:id="id16" draw:layer="layout" svg:width="1.724cm" svg:height="2.54cm" svg:x="7.98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8" draw:id="id18" draw:layer="layout" svg:width="1.905cm" svg:height="2.54cm" svg:x="21.95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9.709cm" svg:y1="6.593cm" svg:x2="14.441cm" svg:y2="6.593cm" draw:start-shape="id16" draw:start-glue-point="1" draw:end-shape="id17" draw:end-glue-point="3" svg:d="m9709 6593h4732">
          <text:p/>
        </draw:connector>
        <draw:connector draw:style-name="gr15" draw:text-style-name="P1" draw:layer="layout" svg:x1="23.86cm" svg:y1="6.593cm" svg:x2="25.13cm" svg:y2="6.593cm" draw:start-shape="id18" draw:start-glue-point="1" draw:end-shape="id21" draw:end-glue-point="3" svg:d="m23860 6593h1270">
          <text:p/>
        </draw:connector>
        <draw:frame draw:style-name="gr16" draw:layer="layout" svg:width="7.512cm" svg:height="1.436cm" svg:x="1.635cm" svg:y="1.527cm">
          <draw:text-box>
            <text:p>Modification Scenario<text:line-break/><text:span text:style-name="T2">Existing resource account is modified</text:span></text:p>
          </draw:text-box>
        </draw:frame>
        <draw:custom-shape draw:style-name="gr17" draw:text-style-name="P6" draw:layer="layout" svg:width="5.08cm" svg:height="3.634cm" svg:x="8.62cm" svg:y="8.796cm">
          <text:p text:style-name="P5"><text:span text:style-name="T4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6" draw:layer="layout" svg:width="5.715cm" svg:height="1.905cm" svg:x="19.415cm" svg:y="1.635cm">
          <text:p text:style-name="P5"><text:span text:style-name="T4">If user is modified directly (e.g. from GUI), the &lt;inbound&gt; mapping is </text:span><text:span text:style-name="T5">not</text:span><text:span text:style-name="T4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6" draw:layer="layout" svg:width="5.08cm" svg:height="1.729cm" svg:x="18.145cm" svg:y="8.796cm">
          <text:p text:style-name="P5"><text:span text:style-name="T4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5" draw:style-name="dp1" draw:master-page-name="Default">
        <draw:custom-shape draw:style-name="gr1" draw:text-style-name="P3" xml:id="id22" draw:id="id22" draw:layer="layout" svg:width="4.475cm" svg:height="1.573cm" svg:x="1cm" svg:y="8.982cm">
          <text:p text:style-name="P1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31" draw:id="id31" draw:layer="layout" svg:width="3.538cm" svg:height="3.175cm" svg:x="9.703cm" svg:y="7.985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4" xml:id="id24" draw:id="id24" draw:layer="layout" svg:width="2.359cm" svg:height="4.717cm" svg:x="14.441cm" svg:y="7.4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475cm" svg:y1="9.768cm" svg:x2="7.35cm" svg:y2="9.768cm" draw:start-shape="id22" draw:start-glue-point="1" draw:end-shape="id23" draw:end-glue-point="3" svg:d="m5475 9768h1875">
          <text:p/>
        </draw:connector>
        <draw:custom-shape draw:style-name="gr1" draw:text-style-name="P3" xml:id="id28" draw:id="id28" draw:layer="layout" svg:width="3.81cm" svg:height="1.573cm" svg:x="25.13cm" svg:y="8.982cm">
          <text:p text:style-name="P1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538cm" svg:height="3.175cm" svg:x="17.51cm" svg:y="7.98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16.8cm" svg:y1="9.768cm" svg:x2="21.955cm" svg:y2="9.768cm" draw:start-shape="id24" draw:start-glue-point="1" draw:end-shape="id25" draw:end-glue-point="3" svg:d="m16800 9768h5155">
          <text:p/>
        </draw:connector>
        <draw:custom-shape draw:style-name="gr1" draw:text-style-name="P3" xml:id="id27" draw:id="id27" draw:layer="layout" svg:width="3.84cm" svg:height="1.6cm" svg:x="13.7cm" svg:y="4.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6" draw:id="id26" draw:layer="layout" svg:width="4.475cm" svg:height="1.573cm" svg:x="1cm" svg:y="10.857cm">
          <text:p text:style-name="P1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5.475cm" svg:y1="11.643cm" svg:x2="7.35cm" svg:y2="9.768cm" draw:start-shape="id26" draw:start-glue-point="1" draw:end-shape="id23" draw:end-glue-point="3" svg:d="m5475 11643h937v-1875h938">
          <text:p/>
        </draw:connector>
        <draw:connector draw:style-name="gr15" draw:text-style-name="P1" draw:layer="layout" svg:x1="15.62cm" svg:y1="5.8cm" svg:x2="15.62cm" svg:y2="7.41cm" draw:start-shape="id27" draw:start-glue-point="2" draw:end-shape="id24" draw:end-glue-point="0" svg:d="m15620 5800v1610">
          <text:p/>
        </draw:connector>
        <draw:custom-shape draw:style-name="gr18" draw:text-style-name="P3" xml:id="id23" draw:id="id23" draw:layer="layout" svg:width="1.724cm" svg:height="2.54cm" svg:x="7.3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5" draw:id="id25" draw:layer="layout" svg:width="1.905cm" svg:height="2.54cm" svg:x="21.95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9.074cm" svg:y1="9.768cm" svg:x2="14.441cm" svg:y2="9.768cm" draw:start-shape="id23" draw:start-glue-point="1" draw:end-shape="id24" draw:end-glue-point="3" svg:d="m9074 9768h5367">
          <text:p/>
        </draw:connector>
        <draw:connector draw:style-name="gr15" draw:text-style-name="P1" draw:layer="layout" svg:x1="23.86cm" svg:y1="9.768cm" svg:x2="25.13cm" svg:y2="9.768cm" draw:start-shape="id25" draw:start-glue-point="1" draw:end-shape="id28" draw:end-glue-point="3" svg:d="m23860 9768h1270">
          <text:p/>
        </draw:connector>
        <draw:custom-shape draw:style-name="gr17" draw:text-style-name="P6" draw:layer="layout" svg:width="3.81cm" svg:height="2.364cm" svg:x="8.62cm" svg:y="11.971cm">
          <text:p text:style-name="P5"><text:span text:style-name="T4">New Account Shadow is created, therefore it does not have an owner (yet).</text:span></text:p>
          <draw:enhanced-geometry svg:viewBox="0 0 21600 21600" draw:mirror-horizontal="false" draw:type="line-callout-2" draw:modifiers="-3672.73681448439 -6904.6934460888 -3048.06140523519 -463.493810178817 -1411.28312778798 5032.389006342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6" draw:layer="layout" svg:width="5.715cm" svg:height="1.905cm" svg:x="19.485cm" svg:y="4.595cm">
          <text:p text:style-name="P5"><text:span text:style-name="T4">If user is created directly (e.g. from GUI), the &lt;inbound&gt; mapping is </text:span><text:span text:style-name="T5">not</text:span><text:span text:style-name="T4"> executed.</text:span></text:p>
          <draw:enhanced-geometry svg:viewBox="0 0 21600 21600" draw:mirror-horizontal="false" draw:type="line-callout-2" draw:modifiers="-6087.75367389783 1087.93284365163 -3226.60893524897 812.854122621565 -933.379986004199 6221.615949632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6" draw:layer="layout" svg:width="6.687cm" svg:height="1.436cm" svg:x="1.298cm" svg:y="1.469cm">
          <draw:text-box>
            <text:p>Creation Scenario<text:line-break/><text:span text:style-name="T2">New resource account is created</text:span></text:p>
          </draw:text-box>
        </draw:frame>
        <draw:custom-shape draw:style-name="gr19" draw:text-style-name="P3" xml:id="id29" draw:id="id29" draw:layer="layout" svg:width="3.175cm" svg:height="1.55cm" svg:x="14.325cm" svg:y="13.25cm">
          <text:p text:style-name="P1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line-skew="0cm 0.211cm" svg:x1="17.5cm" svg:y1="14.025cm" svg:x2="16.199cm" svg:y2="12.099cm" draw:start-shape="id29" draw:start-glue-point="1" draw:end-shape="id24" draw:end-glue-point="7" svg:d="m17500 14025h501v-1125h-1802v-801">
          <text:p/>
        </draw:connector>
        <draw:custom-shape draw:style-name="gr20" draw:text-style-name="P3" draw:layer="layout" svg:width="3.538cm" svg:height="3.175cm" svg:x="7.622cm" svg:y="4.175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8.212cm" svg:y1="8.498cm" svg:x2="9.86cm" svg:y2="2.753cm" draw:start-shape="id23" draw:start-glue-point="0" draw:end-shape="id30" draw:end-glue-point="3" svg:d="m8212 8498v-5745h1648">
          <text:p/>
        </draw:connector>
        <draw:custom-shape draw:style-name="gr17" draw:text-style-name="P6" draw:layer="layout" svg:width="4.417cm" svg:height="3.81cm" svg:x="1.635cm" svg:y="4.175cm">
          <text:p text:style-name="P5"><text:span text:style-name="T4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26552.6482571299 -1343.26948307531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6" draw:layer="layout" svg:width="5.08cm" svg:height="2.999cm" svg:x="18.898cm" svg:y="11.804cm">
          <text:p text:style-name="P5"><text:span text:style-name="T4">The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8225.93977563472 5968.8 -3783.50718362527 3513.6 -1058.53178508168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3" xml:id="id30" draw:id="id30" draw:layer="layout" svg:width="4.475cm" svg:height="1.573cm" svg:x="9.86cm" svg:y="1.967cm">
          <text:p text:style-name="P1"><text:span text:style-name="T2">Situation Response</text:span><text:span text:style-name="T2"><text:line-break/></text:span><text:span text:style-name="T2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0.261cm -0.333cm" svg:x1="15.051cm" svg:y1="12.127cm" svg:x2="14.325cm" svg:y2="14.025cm" draw:start-shape="id24" draw:start-glue-point="6" draw:end-shape="id29" draw:end-glue-point="3" svg:d="m15051 12127v823h-1561v1075h835">
          <text:p/>
        </draw:connector>
        <draw:custom-shape draw:style-name="gr17" draw:text-style-name="P6" draw:layer="layout" svg:width="8.89cm" svg:height="1.905cm" svg:x="16.24cm" svg:y="1.635cm">
          <text:p text:style-name="P5"><text:span text:style-name="T4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5" draw:text-style-name="P1" draw:layer="layout" draw:line-skew="1.288cm" svg:x1="12.097cm" svg:y1="3.54cm" svg:x2="11.472cm" svg:y2="7.985cm" draw:start-shape="id30" draw:start-glue-point="2" draw:end-shape="id31" draw:end-glue-point="4" svg:d="m12097 3540v3510h-625v935">
          <text:p/>
        </draw:connector>
      </draw:page>
      <draw:page draw:name="page6" draw:style-name="dp1" draw:master-page-name="Default">
        <draw:custom-shape draw:style-name="gr21" draw:text-style-name="P7" draw:layer="layout" svg:width="11.35cm" svg:height="8.45cm" svg:x="6.55cm" svg:y="2.9cm">
          <text:p text:style-name="P1"><text:span text:style-name="T6">Map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cm" svg:height="2.2cm" svg:x="7.75cm" svg:y="6.45cm">
          <text:p text:style-name="P1"><text:span text:style-name="T7">Expression</text:span><text:span text:style-name="T2"><text:line-break/></text:span><text:span text:style-name="T8">scrip language = Groovy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6.25cm" svg:height="0.7cm" svg:x="8.675cm" svg:y="7.65cm">
          <text:p text:style-name="P1"><text:span text:style-name="T9">'emp#' + employeeNumber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6cm" svg:height="6.7cm" svg:x="18.35cm" svg:y="4.7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6">Account</text:span><text:span text:style-name="T6"><text:line-break/></text:span><text:span text:style-name="T6">Shadow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6"/></text:p>
          <text:p text:style-name="P1"><text:span text:style-name="T6"/></text:p>
          <text:p text:style-name="P1"><text:span text:style-name="T6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4" draw:text-style-name="P1" draw:layer="layout" svg:width="6.599cm" svg:height="1.599cm" svg:x="5.05cm" svg:y="4.8cm" svg:viewBox="0 0 6600 1600" draw:points="0,0 6550,50 6600,1600">
          <text:p/>
        </draw:polyline>
        <draw:custom-shape draw:style-name="gr25" draw:text-style-name="P3" draw:layer="layout" svg:width="5.5cm" svg:height="1.45cm" svg:x="5.6cm" svg:y="4.15cm">
          <text:p text:style-name="P1"><text:span text:style-name="T7">Source</text:span><text:span text:style-name="T2"><text:line-break/></text:span><text:span text:style-name="T8">path = $user/employeeNumber</text:span></text:p>
          <draw:enhanced-geometry svg:viewBox="0 0 21600 21600" draw:type="rectangle" draw:enhanced-path="M 0 0 L 21600 0 21600 21600 0 21600 0 0 Z N"/>
        </draw:custom-shape>
        <draw:polyline draw:style-name="gr24" draw:text-style-name="P1" draw:layer="layout" svg:width="8.149cm" svg:height="1.449cm" svg:x="11.75cm" svg:y="8.65cm" svg:viewBox="0 0 8150 1450" draw:points="0,0 0,1450 8150,1350">
          <text:p/>
        </draw:polyline>
        <draw:custom-shape draw:style-name="gr25" draw:text-style-name="P3" draw:layer="layout" svg:width="6.5cm" svg:height="1.45cm" svg:x="12.25cm" svg:y="9.25cm">
          <text:p text:style-name="P1"><text:span text:style-name="T7">Target</text:span><text:span text:style-name="T2"><text:line-break/></text:span><text:span text:style-name="T8">path = $account/attributes/description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122cm" svg:height="1.841cm" svg:x="1.778cm" svg:y="3.05cm">
          <draw:text-box>
            <text:p><text:span text:style-name="T10">…</text:span><text:span text:style-name="T10"><text:line-break/></text:span><text:span text:style-name="T10">employeeType = “FTE”</text:span><text:span text:style-name="T10"><text:line-break/></text:span><text:span text:style-name="T11">employeeNumber = “1234”</text:span><text:span text:style-name="T10"><text:line-break/></text:span><text:span text:style-name="T10">locality = “Bratislava”</text:span><text:span text:style-name="T10"><text:line-break/></text:span><text:span text:style-name="T10">...</text:span></text:p>
          </draw:text-box>
        </draw:frame>
        <draw:frame draw:style-name="gr16" draw:text-style-name="P9" draw:layer="layout" svg:width="4.172cm" svg:height="2.159cm" svg:x="19.812cm" svg:y="8.842cm">
          <draw:text-box>
            <text:p><text:span text:style-name="T10">attributes:</text:span><text:span text:style-name="T10"><text:line-break/></text:span><text:span text:style-name="T10"> <text:s/>…</text:span><text:span text:style-name="T10"><text:line-break/></text:span><text:span text:style-name="T10"> <text:s/>cn = “Jack Sparrow”</text:span><text:span text:style-name="T10"><text:line-break/></text:span><text:span text:style-name="T10"> <text:s/></text:span><text:span text:style-name="T11">description = “emp#1234”</text:span><text:span text:style-name="T10"><text:line-break/></text:span><text:span text:style-name="T10"> <text:s/>l = “Bratislava”</text:span><text:span text:style-name="T10"><text:line-break/></text:span><text:span text:style-name="T10"> <text:s/>...</text:span></text:p>
          </draw:text-box>
        </draw:frame>
      </draw:page>
      <draw:page draw:name="page7" draw:style-name="dp1" draw:master-page-name="Default">
        <draw:custom-shape draw:style-name="gr21" draw:text-style-name="P7" draw:layer="layout" svg:width="11.35cm" svg:height="9.7cm" svg:x="6.55cm" svg:y="2.9cm">
          <text:p text:style-name="P1"><text:span text:style-name="T6">Map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1cm" svg:height="2.2cm" svg:x="7.95cm" svg:y="7.7cm">
          <text:p text:style-name="P1"><text:span text:style-name="T7">Expression</text:span><text:span text:style-name="T2"><text:line-break/></text:span><text:span text:style-name="T2">scrip </text:span><text:span text:style-name="T8">language = Groovy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6.25cm" svg:height="0.7cm" svg:x="8.875cm" svg:y="8.9cm">
          <text:p text:style-name="P1"><text:span text:style-name="T9">givenName + ' ' + family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cm" svg:height="5.45cm" svg:x="18.35cm" svg:y="7.2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6">Us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6"/></text:p>
          <text:p text:style-name="P1"><text:span text:style-name="T6"/></text:p>
          <text:p text:style-name="P1"><text:span text:style-name="T6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4" draw:text-style-name="P1" draw:layer="layout" svg:width="8.849cm" svg:height="3.149cm" svg:x="5.05cm" svg:y="4.8cm" svg:viewBox="0 0 8850 3150" draw:points="0,0 8800,50 8850,3150">
          <text:p/>
        </draw:polyline>
        <draw:custom-shape draw:style-name="gr25" draw:text-style-name="P3" draw:layer="layout" svg:width="4.2cm" svg:height="1.45cm" svg:x="5.6cm" svg:y="4.15cm">
          <text:p text:style-name="P1"><text:span text:style-name="T7">Source</text:span><text:span text:style-name="T2"><text:line-break/></text:span><text:span text:style-name="T8">path = $user/familyName</text:span></text:p>
          <draw:enhanced-geometry svg:viewBox="0 0 21600 21600" draw:type="rectangle" draw:enhanced-path="M 0 0 L 21600 0 21600 21600 0 21600 0 0 Z N"/>
        </draw:custom-shape>
        <draw:polyline draw:style-name="gr24" draw:text-style-name="P1" draw:layer="layout" svg:width="7.999cm" svg:height="1.499cm" svg:x="11.9cm" svg:y="9.8cm" svg:viewBox="0 0 8000 1500" draw:points="0,0 0,1500 8000,1450">
          <text:p/>
        </draw:polyline>
        <draw:custom-shape draw:style-name="gr25" draw:text-style-name="P3" draw:layer="layout" svg:width="5.6cm" svg:height="1.45cm" svg:x="13.15cm" svg:y="10.5cm">
          <text:p text:style-name="P1"><text:span text:style-name="T7">Target</text:span><text:span text:style-name="T2"><text:line-break/></text:span><text:span text:style-name="T8">path = $user/fullName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842cm" svg:height="2.159cm" svg:x="1.778cm" svg:y="3.05cm">
          <draw:text-box>
            <text:p><text:span text:style-name="T10">…</text:span><text:span text:style-name="T10"><text:line-break/></text:span><text:span text:style-name="T10">name = “jack”</text:span><text:span text:style-name="T10"><text:line-break/></text:span><text:span text:style-name="T11">givenName = “Jack”</text:span></text:p>
            <text:p><text:span text:style-name="T11">familyName = “Sparrow”</text:span><text:span text:style-name="T10"><text:line-break/></text:span><text:span text:style-name="T10">locality = “Caribbean”</text:span><text:span text:style-name="T10"><text:line-break/></text:span><text:span text:style-name="T10">...</text:span></text:p>
          </draw:text-box>
        </draw:frame>
        <draw:polyline draw:style-name="gr24" draw:text-style-name="P1" draw:layer="layout" svg:width="5.174cm" svg:height="1.599cm" svg:x="4.975cm" svg:y="6.5cm" svg:viewBox="0 0 5175 1600" draw:points="0,0 5175,50 5175,1600">
          <text:p/>
        </draw:polyline>
        <draw:custom-shape draw:style-name="gr25" draw:text-style-name="P3" draw:layer="layout" svg:width="4.2cm" svg:height="1.45cm" svg:x="5.525cm" svg:y="5.85cm">
          <text:p text:style-name="P1"><text:span text:style-name="T7">Source</text:span><text:span text:style-name="T2"><text:line-break/></text:span><text:span text:style-name="T8">path = $user/givenName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155cm" svg:height="2.477cm" svg:x="19.9cm" svg:y="9.75cm">
          <draw:text-box>
            <text:p><text:span text:style-name="T10">…</text:span><text:span text:style-name="T10"><text:line-break/></text:span><text:span text:style-name="T10">name = “jack”</text:span><text:span text:style-name="T10"><text:line-break/></text:span><text:span text:style-name="T12">givenName = “Jack”</text:span></text:p>
            <text:p><text:span text:style-name="T12">familyName = “Sparrow”</text:span><text:span text:style-name="T11"><text:line-break/></text:span><text:span text:style-name="T11">fullName = “Jack Sparrow”</text:span><text:span text:style-name="T10"><text:line-break/></text:span><text:span text:style-name="T10">locality = “Caribbean”</text:span><text:span text:style-name="T10"><text:line-break/></text:span><text:span text:style-name="T10">...</text:span></text:p>
          </draw:text-box>
        </draw:frame>
        <draw:frame draw:style-name="gr16" draw:text-style-name="P9" draw:layer="layout" svg:width="3.059cm" svg:height="0.887cm" svg:x="9.941cm" svg:y="5.563cm">
          <draw:text-box>
            <text:p><text:span text:style-name="T10">Expression variable:</text:span><text:span text:style-name="T10"><text:line-break/></text:span><text:span text:style-name="T10">givenName = “Jack”</text:span></text:p>
          </draw:text-box>
        </draw:frame>
        <draw:frame draw:style-name="gr16" draw:text-style-name="P9" draw:layer="layout" svg:width="3.563cm" svg:height="0.887cm" svg:x="13.937cm" svg:y="5.563cm">
          <draw:text-box>
            <text:p><text:span text:style-name="T10">Expression variable:</text:span><text:span text:style-name="T10"><text:line-break/></text:span><text:span text:style-name="T10">familyName = “Sparrow”</text:span></text:p>
          </draw:text-box>
        </draw:frame>
        <draw:frame draw:style-name="gr16" draw:text-style-name="P11" draw:layer="layout" svg:width="1.907cm" svg:height="1.205cm" svg:x="9.893cm" svg:y="10.345cm">
          <draw:text-box>
            <text:p text:style-name="P10"><text:span text:style-name="T10">Expression</text:span><text:span text:style-name="T10"><text:line-break/></text:span><text:span text:style-name="T10">return</text:span><text:span text:style-name="T10"><text:line-break/></text:span><text:span text:style-name="T10">value</text:span></text:p>
          </draw:text-box>
        </draw:frame>
      </draw:page>
      <draw:page draw:name="page8" draw:style-name="dp1" draw:master-page-name="Default">
        <draw:custom-shape draw:style-name="gr26" draw:text-style-name="P4" xml:id="id33" draw:id="id33" draw:layer="layout" svg:width="5.609cm" svg:height="3.066cm" svg:x="20.402cm" svg:y="5.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32" draw:id="id32" draw:layer="layout" svg:width="5.215cm" svg:height="3.078cm" svg:x="1.652cm" svg:y="5.372cm">
          <text:p text:style-name="P1"><text:span text:style-name="T2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.862cm" svg:height="2.159cm" svg:x="20.649cm" svg:y="6.157cm">
          <draw:text-box>
            <text:p><text:span text:style-name="T10">name = “jack”</text:span><text:span text:style-name="T10"><text:line-break/></text:span><text:span text:style-name="T12">givenName = “Jack”</text:span></text:p>
            <text:p><text:span text:style-name="T12">familyName = “Sparrow”</text:span><text:span text:style-name="T10"><text:line-break/></text:span><text:span text:style-name="T11">employeeNumber = “emp#1234”</text:span><text:span text:style-name="T10"><text:line-break/></text:span><text:span text:style-name="T10">location = “Bratislava”</text:span><text:span text:style-name="T10"><text:line-break/></text:span><text:span text:style-name="T10">...</text:span></text:p>
          </draw:text-box>
        </draw:frame>
        <draw:frame draw:style-name="gr16" draw:text-style-name="P9" draw:layer="layout" svg:width="5.023cm" svg:height="2.159cm" svg:x="1.799cm" svg:y="6.1cm">
          <draw:text-box>
            <text:p><text:span text:style-name="T10">attributes:</text:span><text:span text:style-name="T10"><text:line-break/></text:span><text:span text:style-name="T10"> <text:s/>…</text:span><text:span text:style-name="T10"><text:line-break/></text:span><text:span text:style-name="T10"> <text:s/>uid = “jsparrow”</text:span><text:span text:style-name="T10"><text:line-break/></text:span><text:span text:style-name="T10"> <text:s/></text:span><text:span text:style-name="T11">employeeNumber = “emp#1234”</text:span><text:span text:style-name="T10"><text:line-break/></text:span><text:span text:style-name="T10"> <text:s/>l = “Bratislava”</text:span><text:span text:style-name="T10"><text:line-break/></text:span><text:span text:style-name="T10"> <text:s/>...</text:span></text:p>
          </draw:text-box>
        </draw:frame>
        <draw:custom-shape draw:style-name="gr27" draw:text-style-name="P12" draw:layer="layout" svg:width="5.215cm" svg:height="3.078cm" svg:x="1.651cm" svg:y="1.772cm">
          <text:p text:style-name="P1"><text:span text:style-name="T13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5.215cm" svg:height="3.078cm" svg:x="1.65cm" svg:y="9.022cm">
          <text:p text:style-name="P1"><text:span text:style-name="T13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09cm" svg:height="3.066cm" svg:x="20.401cm" svg:y="1.7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.862cm" svg:height="2.159cm" svg:x="20.648cm" svg:y="2.607cm">
          <draw:text-box>
            <text:p><text:span text:style-name="T10">name = “jim”</text:span><text:span text:style-name="T10"><text:line-break/></text:span><text:span text:style-name="T12">givenName = “Jim”</text:span></text:p>
            <text:p><text:span text:style-name="T12">familyName = “Sparrow”</text:span><text:span text:style-name="T10"><text:line-break/></text:span><text:span text:style-name="T11">employeeNumber = “emp#5462”</text:span><text:span text:style-name="T10"><text:line-break/></text:span><text:span text:style-name="T10">location = “Bratislava”</text:span><text:span text:style-name="T10"><text:line-break/></text:span><text:span text:style-name="T10">...</text:span></text:p>
          </draw:text-box>
        </draw:frame>
        <draw:custom-shape draw:style-name="gr26" draw:text-style-name="P4" draw:layer="layout" svg:width="5.609cm" svg:height="3.066cm" svg:x="20.4cm" svg:y="8.934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.862cm" svg:height="2.159cm" svg:x="20.647cm" svg:y="9.791cm">
          <draw:text-box>
            <text:p><text:span text:style-name="T10">name = “joe”</text:span><text:span text:style-name="T10"><text:line-break/></text:span><text:span text:style-name="T12">givenName = “Joe”</text:span></text:p>
            <text:p><text:span text:style-name="T12">familyName = “Sparrow”</text:span><text:span text:style-name="T10"><text:line-break/></text:span><text:span text:style-name="T11">employeeNumber = “emp#8755”</text:span><text:span text:style-name="T10"><text:line-break/></text:span><text:span text:style-name="T10">location = “Bratislava”</text:span><text:span text:style-name="T10"><text:line-break/></text:span><text:span text:style-name="T10">...</text:span></text:p>
          </draw:text-box>
        </draw:frame>
        <draw:connector draw:style-name="gr28" draw:text-style-name="P1" draw:layer="layout" draw:type="line" svg:x1="6.867cm" svg:y1="6.911cm" svg:x2="20.402cm" svg:y2="6.833cm" draw:start-shape="id32" draw:start-glue-point="1" draw:end-shape="id33" draw:end-glue-point="3" svg:d="m6867 6911 13535-78">
          <text:p/>
        </draw:connector>
        <draw:custom-shape draw:style-name="gr29" draw:text-style-name="P3" draw:layer="layout" svg:width="6.6cm" svg:height="4.75cm" svg:x="7.6cm" svg:y="4.65cm">
          <text:p text:style-name="P1"><text:span text:style-name="T2">Correlation 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0" draw:text-style-name="P13" draw:layer="layout" svg:width="6.5cm" svg:height="3.431cm" svg:x="7.7cm" svg:y="5.401cm">
          <draw:text-box>
            <text:p><text:span text:style-name="T14">&lt;correlation&gt;</text:span></text:p>
            <text:p><text:span text:style-name="T14"><text:s text:c="2"/></text:span><text:span text:style-name="T14">&lt;q:equal&gt;</text:span></text:p>
            <text:p><text:span text:style-name="T14"><text:s text:c="4"/></text:span><text:span text:style-name="T14">&lt;q:path&gt;</text:span><text:span text:style-name="T15">employeeNumber</text:span><text:span text:style-name="T14">&lt;/q:path&gt;</text:span></text:p>
            <text:p><text:span text:style-name="T14"><text:s text:c="4"/></text:span><text:span text:style-name="T14">&lt;expression&gt;</text:span></text:p>
            <text:p><text:span text:style-name="T14"><text:s text:c="6"/></text:span><text:span text:style-name="T14">&lt;path&gt;</text:span></text:p>
            <text:p><text:span text:style-name="T14"><text:s text:c="8"/></text:span><text:span text:style-name="T15">$account/attributes/ri:employeeNumber</text:span></text:p>
            <text:p><text:span text:style-name="T14"><text:s text:c="6"/></text:span><text:span text:style-name="T14">&lt;/path&gt;</text:span></text:p>
            <text:p><text:span text:style-name="T14"><text:s text:c="4"/></text:span><text:span text:style-name="T14">&lt;/expression&gt;</text:span></text:p>
            <text:p><text:span text:style-name="T14"><text:s text:c="2"/></text:span><text:span text:style-name="T14">&lt;/q:equal&gt;</text:span></text:p>
            <text:p><text:span text:style-name="T14">&lt;/correlation&gt;</text:span></text:p>
          </draw:text-box>
        </draw:frame>
        <draw:frame draw:style-name="gr31" draw:text-style-name="P13" draw:layer="layout" svg:width="5.85cm" svg:height="2.2cm" svg:x="14.75cm" svg:y="6.85cm">
          <draw:text-box>
            <text:p><text:span text:style-name="T14">&lt;correlation&gt;</text:span></text:p>
            <text:p><text:span text:style-name="T14"><text:s text:c="2"/></text:span><text:span text:style-name="T14">&lt;q:equal&gt;</text:span></text:p>
            <text:p><text:span text:style-name="T14"><text:s text:c="4"/></text:span><text:span text:style-name="T14">&lt;q:path&gt;</text:span><text:span text:style-name="T15">employeeNumber</text:span><text:span text:style-name="T14">&lt;/q:path&gt;</text:span></text:p>
            <text:p><text:span text:style-name="T14"><text:s text:c="4"/></text:span><text:span text:style-name="T14">&lt;q:value&gt;</text:span><text:span text:style-name="T15">emp#1234</text:span><text:span text:style-name="T14">&lt;/q:value&gt;</text:span></text:p>
            <text:p><text:span text:style-name="T14"><text:s text:c="2"/></text:span><text:span text:style-name="T14">&lt;/q:equal&gt;</text:span></text:p>
            <text:p><text:span text:style-name="T14">&lt;/correlation&gt;</text:span></text:p>
          </draw:text-box>
        </draw:frame>
        <draw:frame draw:style-name="gr32" draw:text-style-name="P14" draw:layer="layout" svg:width="2.7cm" svg:height="0.645cm" svg:x="14.8cm" svg:y="6.255cm">
          <draw:text-box>
            <text:p><text:span text:style-name="T16">Search users</text:span></text:p>
          </draw:text-box>
        </draw:frame>
        <draw:path draw:style-name="gr33" draw:text-style-name="P1" draw:layer="layout" svg:width="6.111cm" svg:height="3.911cm" draw:transform="rotate (-2.76599779856061) translate (13.0205653506762cm 9.09698311016092cm)" svg:viewBox="0 0 6112 3912" svg:d="m0 1555c1701-3360 6069-670 6112 2357">
          <text:p/>
        </draw:path>
        <draw:path draw:style-name="gr33" draw:text-style-name="P1" draw:layer="layout" svg:width="11.605cm" svg:height="5.787cm" draw:transform="rotate (-2.76599779856061) translate (24.35cm 7.05cm)" svg:viewBox="0 0 11606 5788" svg:d="m11606 5597c-1777 1235-11384-3843-11606-5597">
          <text:p/>
        </draw:path>
      </draw:page>
      <draw:page draw:name="page9" draw:style-name="dp1" draw:master-page-name="Default">
        <draw:custom-shape draw:style-name="gr26" draw:text-style-name="P4" xml:id="id37" draw:id="id37" draw:layer="layout" svg:width="2.448cm" svg:height="1.912cm" svg:x="12.552cm" svg:y="5.951cm">
          <text:p text:style-name="P1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34" draw:id="id34" draw:layer="layout" svg:width="2.449cm" svg:height="2.006cm" svg:x="3.801cm" svg:y="5.904cm">
          <text:p text:style-name="P16"><text:span text:style-name="T2">Account </text:span></text:p>
          <text:p text:style-name="P16"><text:span text:style-name="T2">Shado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2.448cm" svg:height="2.006cm" svg:x="3.801cm" svg:y="3.571cm">
          <text:p text:style-name="P16"><text:span text:style-name="T13">Account </text:span></text:p>
          <text:p text:style-name="P16"><text:span text:style-name="T13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2.449cm" svg:height="2.006cm" svg:x="3.8cm" svg:y="8.295cm">
          <text:p text:style-name="P16"><text:span text:style-name="T13">Account </text:span></text:p>
          <text:p text:style-name="P16"><text:span text:style-name="T13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36" draw:id="id36" draw:layer="layout" svg:width="2.447cm" svg:height="1.913cm" svg:x="12.552cm" svg:y="3.678cm">
          <text:p text:style-name="P1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38" draw:id="id38" draw:layer="layout" svg:width="2.448cm" svg:height="1.913cm" svg:x="12.551cm" svg:y="8.159cm">
          <text:p text:style-name="P1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xml:id="id35" draw:id="id35" draw:layer="layout" draw:type="line" svg:x1="6.25cm" svg:y1="6.907cm" svg:x2="11.138cm" svg:y2="6.913cm" draw:start-shape="id34" draw:start-glue-point="1" svg:d="m6250 6907 4888 6">
          <text:p/>
        </draw:connector>
        <draw:custom-shape draw:style-name="gr29" draw:text-style-name="P3" draw:layer="layout" svg:width="2.7cm" svg:height="2cm" svg:x="6.9cm" svg:y="5.907cm">
          <text:p text:style-name="P16"><text:span text:style-name="T2">Correlation </text:span></text:p>
          <text:p text:style-name="P16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2" draw:text-style-name="P14" draw:layer="layout" svg:width="2.7cm" svg:height="1.039cm" svg:x="9.75cm" svg:y="5.8cm">
          <draw:text-box>
            <text:p text:style-name="P17"><text:span text:style-name="T16">Search</text:span></text:p>
            <text:p text:style-name="P17"><text:span text:style-name="T16">users</text:span></text:p>
          </draw:text-box>
        </draw:frame>
        <draw:connector draw:style-name="gr28" draw:text-style-name="P1" draw:layer="layout" draw:type="line" svg:x1="11.138cm" svg:y1="6.913cm" svg:x2="12.552cm" svg:y2="4.634cm" draw:start-shape="id35" draw:start-glue-point="3" draw:end-shape="id36" draw:end-glue-point="3" svg:d="m11138 6913 1414-2279">
          <text:p/>
        </draw:connector>
        <draw:connector draw:style-name="gr28" draw:text-style-name="P1" draw:layer="layout" draw:type="line" svg:x1="11.138cm" svg:y1="6.913cm" svg:x2="12.552cm" svg:y2="6.907cm" draw:start-shape="id35" draw:start-glue-point="3" draw:end-shape="id37" draw:end-glue-point="3" svg:d="m11138 6913 1414-6">
          <text:p/>
        </draw:connector>
        <draw:connector draw:style-name="gr28" draw:text-style-name="P1" draw:layer="layout" draw:type="line" svg:x1="11.138cm" svg:y1="6.913cm" svg:x2="12.551cm" svg:y2="9.115cm" draw:start-shape="id35" draw:start-glue-point="3" draw:end-shape="id38" svg:d="m11138 6913 1413 2202">
          <text:p/>
        </draw:connector>
        <draw:custom-shape draw:style-name="gr27" draw:text-style-name="P19" draw:layer="layout" svg:width="2.448cm" svg:height="1.913cm" svg:x="12.551cm" svg:y="10.487cm">
          <text:p text:style-name="P18"><text:span text:style-name="T1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.448cm" svg:height="1.913cm" svg:x="12.55cm" svg:y="1.387cm">
          <text:p text:style-name="P18"><text:span text:style-name="T1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39" draw:id="id39" draw:layer="layout" svg:width="2.448cm" svg:height="1.912cm" svg:x="19.9cm" svg:y="5.951cm">
          <text:p text:style-name="P1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15cm" svg:y1="6.907cm" svg:x2="19.9cm" svg:y2="6.907cm" draw:start-shape="id37" draw:start-glue-point="1" draw:end-shape="id39" svg:d="m15000 6907h4900">
          <text:p/>
        </draw:connector>
        <draw:connector draw:style-name="gr28" draw:text-style-name="P1" draw:layer="layout" draw:type="line" svg:x1="14.999cm" svg:y1="4.634cm" svg:x2="19.438cm" svg:y2="4.673cm" draw:start-shape="id36" draw:start-glue-point="1" svg:d="m14999 4634 4439 39">
          <text:p/>
        </draw:connector>
        <draw:custom-shape draw:style-name="gr35" draw:text-style-name="P1" draw:layer="layout" svg:width="1.05cm" svg:height="1.05cm" draw:transform="rotate (-0.785398163397448) translate (19.942cm 3.9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15.015cm" svg:y1="9.134cm" svg:x2="19.454cm" svg:y2="9.173cm" svg:d="m15015 9134 4439 39">
          <text:p/>
        </draw:connector>
        <draw:custom-shape draw:style-name="gr35" draw:text-style-name="P1" draw:layer="layout" svg:width="1.05cm" svg:height="1.05cm" draw:transform="rotate (-0.785398163397448) translate (19.958cm 8.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draw:layer="layout" svg:width="2.7cm" svg:height="2cm" svg:x="15.8cm" svg:y="3.7cm">
          <text:p text:style-name="P16"><text:span text:style-name="T2">Confirmation </text:span></text:p>
          <text:p text:style-name="P16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9" draw:text-style-name="P3" draw:layer="layout" svg:width="2.7cm" svg:height="2cm" svg:x="15.799cm" svg:y="6cm">
          <text:p text:style-name="P16"><text:span text:style-name="T2">Confirmation </text:span></text:p>
          <text:p text:style-name="P16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9" draw:text-style-name="P3" draw:layer="layout" svg:width="2.7cm" svg:height="2cm" svg:x="15.798cm" svg:y="8.3cm">
          <text:p text:style-name="P16"><text:span text:style-name="T2">Confirmation </text:span></text:p>
          <text:p text:style-name="P16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36" draw:text-style-name="P1" draw:layer="layout" svg:width="16.601cm" svg:height="12.349cm" draw:transform="rotate (-0.581020107988912) translate (8.6920001787789cm -0.307071963790417cm)" svg:viewBox="0 0 16602 12350" svg:d="m0 9459c1085 9396 21072-6897 15681-9459">
          <text:p/>
        </draw:path>
        <draw:frame draw:style-name="gr16" draw:text-style-name="P21" draw:layer="layout" svg:width="1.281cm" svg:height="0.725cm" svg:x="16.619cm" svg:y="11.55cm">
          <draw:text-box>
            <text:p text:style-name="P20"><text:span text:style-name="T18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0-12-22T14:36:36</meta:creation-date>
    <dc:date>2012-11-26T15:05:56</dc:date>
    <dc:creator>Radovan Semancik</dc:creator>
    <meta:editing-duration>PT10H52M2S</meta:editing-duration>
    <meta:editing-cycles>55</meta:editing-cycles>
    <meta:generator>LibreOffice/3.5$Linux_X86_64 LibreOffice_project/350m1$Build-2</meta:generator>
    <meta:document-statistic meta:object-count="146"/>
  </office:meta>
</office:document-meta>
</file>